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4191C4BD.gif"/>
  <manifest:file-entry manifest:media-type="image/gif" manifest:full-path="Pictures/100000000000001C00000020D876C24E.gif"/>
  <manifest:file-entry manifest:media-type="image/gif" manifest:full-path="Pictures/100002000000000A0000000A2DB17B76.gif"/>
  <manifest:file-entry manifest:media-type="image/gif" manifest:full-path="Pictures/100002000000000E00000007944606C7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 style:data-style-name="N0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indent="1.085cm" style:auto-text-indent="false"/>
    </style:style>
    <style:style style:name="P4" style:family="paragraph" style:parent-style-name="Footnote">
      <style:text-properties fo:language="ru" fo:country="RU"/>
    </style:style>
    <style:style style:name="P5" style:family="paragraph" style:parent-style-name="Poem_20_Author" style:list-style-name="L6"/>
    <style:style style:name="P6" style:family="paragraph" style:parent-style-name="Poem_20_Author" style:list-style-name="L12"/>
    <style:style style:name="P7" style:family="paragraph" style:parent-style-name="Level_20_1" style:list-style-name="L6"/>
    <style:style style:name="P8" style:family="paragraph" style:parent-style-name="Table_20_Contents" style:list-style-name="L5">
      <style:paragraph-properties fo:text-align="center" style:justify-single-word="false"/>
    </style:style>
    <style:style style:name="P9" style:family="paragraph" style:parent-style-name="Table_20_Contents" style:list-style-name="L5">
      <style:paragraph-properties fo:text-align="end" style:justify-single-word="false"/>
    </style:style>
    <style:style style:name="P10" style:family="paragraph" style:parent-style-name="Table_20_Contents" style:list-style-name="L9"/>
    <style:style style:name="P11" style:family="paragraph" style:parent-style-name="Footnote" style:list-style-name="L14">
      <style:text-properties fo:language="ru" fo:country="RU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Frame_20_contents" style:list-style-name="L4"/>
    <style:style style:name="P15" style:family="paragraph" style:parent-style-name="Frame_20_contents" style:list-style-name="L4">
      <style:text-properties fo:font-weight="bold" style:font-weight-asian="bold" style:font-weight-complex="bold"/>
    </style:style>
    <style:style style:name="P16" style:family="paragraph" style:parent-style-name="Level_20_3" style:list-style-name="L2"/>
    <style:style style:name="P17" style:family="paragraph" style:parent-style-name="Level_20_3" style:list-style-name="L6"/>
    <style:style style:name="P18" style:family="paragraph" style:parent-style-name="Level_20_2" style:list-style-name="L8"/>
    <style:style style:name="P19" style:family="paragraph" style:parent-style-name="Cite_20_Author" style:list-style-name="L13">
      <style:text-properties fo:font-style="italic" style:font-style-asian="italic" style:font-style-complex="italic"/>
    </style:style>
    <style:style style:name="P20" style:family="paragraph" style:parent-style-name="Standard" style:list-style-name="WW8Num1"/>
    <style:style style:name="P21" style:family="paragraph" style:parent-style-name="Standard" style:list-style-name="WW8Num1">
      <style:text-properties fo:language="en" fo:country="US"/>
    </style:style>
    <style:style style:name="P22" style:family="paragraph" style:parent-style-name="Standard" style:list-style-name="L3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>
      <style:text-properties fo:language="ru" fo:country="RU"/>
    </style:style>
    <style:style style:name="P26" style:family="paragraph" style:parent-style-name="Standard" style:list-style-name="L10">
      <style:text-properties fo:language="ru" fo:country="RU"/>
    </style:style>
    <style:style style:name="P27" style:family="paragraph" style:parent-style-name="Standard" style:list-style-name="L11">
      <style:text-properties fo:language="ru" fo:country="RU"/>
    </style:style>
    <style:style style:name="P28" style:family="paragraph" style:parent-style-name="Standard" style:list-style-name="L8"/>
    <style:style style:name="P29" style:family="paragraph" style:parent-style-name="Standard">
      <style:paragraph-properties fo:margin-left="0cm" fo:margin-right="0cm" fo:text-align="justify" style:justify-single-word="false" fo:text-indent="0.979cm" style:auto-text-indent="false">
        <style:tab-stops>
          <style:tab-stop style:position="1.058cm"/>
        </style:tab-stops>
      </style:paragraph-properties>
    </style:style>
    <style:style style:name="P30" style:family="paragraph" style:parent-style-name="Poem" style:list-style-name="L6"/>
    <style:style style:name="P31" style:family="paragraph" style:parent-style-name="Poem" style:list-style-name="L12"/>
    <style:style style:name="P32" style:family="paragraph" style:parent-style-name="Cite" style:list-style-name="L1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image text:level="1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944606C7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Book_20_Title">Иллюстрация работы конвертера ExportToFB21.</text:p>
      <text:p text:style-name="Book_20_Title">Часть 2</text:p>
      <text:p text:style-name="Annotation">Это — 2-я часть документа, иллюстрирующего работу Контертера.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29">Демонстрация основных возможностей конвертера дана в тестовом файле ExportToFB21_<text:span text:style-name="T9">example</text:span>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xml:id="list35276320" text:style-name="L1">
        <text:list-item>
          <text:p text:style-name="P12"><text:span text:style-name="T3">Первая</text:span> строка <text:span text:style-name="T1">маркированного</text:span> текста</text:p>
        </text:list-item>
        <text:list-item>
          <text:p text:style-name="P12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xml:id="list35288133" text:style-name="WW8Num1">
        <text:list-item>
          <text:p text:style-name="P21"><text:span text:style-name="T3">1-я </text:span>строка</text:p>
          <text:list>
            <text:list-item>
              <text:p text:style-name="P20">1-я <text:span text:style-name="T1">подстрока<text:tab/></text:span><text:span text:style-name="T7">1-й строки</text:span></text:p>
            </text:list-item>
            <text:list-item>
              <text:p text:style-name="P20">2-я <text:span text:style-name="T1">подстрока<text:tab/></text:span><text:span text:style-name="T7">1-й строки</text:span></text:p>
            </text:list-item>
            <text:list-item>
              <text:p text:style-name="P20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21"><text:span text:style-name="T3">2-я </text:span>строка</text:p>
        </text:list-item>
        <text:list-item>
          <text:p text:style-name="P21"><text:span text:style-name="T3">3-я </text:span>строка</text:p>
          <text:list>
            <text:list-item>
              <text:p text:style-name="P20">1-я <text:span text:style-name="T1">подстрока<text:tab/>3</text:span><text:span text:style-name="T7">-й строки</text:span></text:p>
            </text:list-item>
            <text:list-item>
              <text:p text:style-name="P20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xml:id="list35293006" text:style-name="L2">
        <text:list-item>
          <text:p text:style-name="P13"><text:span text:style-name="T4">Зачеркнутый</text:span><text:span text:style-name="T8"> в 1-й строке</text:span></text:p>
        </text:list-item>
        <text:list-item>
          <text:p text:style-name="P16"><text:span text:style-name="T3">Нумерованный</text:span> Заголовок (Уровень 3)</text:p>
        </text:list-item>
        <text:list-item>
          <text:p text:style-name="P13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xml:id="list35264054" text:style-name="L3">
        <text:list-item>
          <text:p text:style-name="P22">123 456</text:p>
        </text:list-item>
        <text:list-item>
          <text:p text:style-name="P22"><text:a xlink:type="simple" xlink:href="http://www.gribuser.ru/">789 101112</text:a></text:p>
        </text:list-item>
      </text:list>
      <text:p text:style-name="Level_20_2"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<draw:text-box fo:min-height="1.958cm"><text:list xml:id="list35278562" text:style-name="L4"><text:list-item><text:p text:style-name="P15">1-я <text:span text:style-name="T1">строка</text:span></text:p></text:list-item><text:list-item><text:p text:style-name="P14"><draw:frame draw:style-name="fr3" draw:name="Графический объект1" text:anchor-type="char" svg:width="0.423cm" svg:height="0.423cm" draw:z-index="1"><draw:image xlink:href="Pictures/1000020000000010000000104191C4BD.gif" xlink:type="simple" xlink:show="embed" xlink:actuate="onLoad"/></draw:frame></text:p></text:list-item><text:list-item><text:p text:style-name="P14">3-я строка</text:p></text:list-item></text:list></draw:text-box></draw:frame></text:p>
      <text:p text:style-name="Level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"><text:span text:style-name="T2">Заголовок</text:span> 1:1</text:p>
            </table:table-cell>
            <table:table-cell table:style-name="Таблица1.B1" office:value-type="string">
              <text:p text:style-name="P1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xml:id="list35266224" text:style-name="L5">
              <text:list-item>
                <text:p text:style-name="P23">1 абзац</text:p>
              </text:list-item>
              <text:list-item>
                <text:p text:style-name="P8"><text:soft-page-break/>2 абзац</text:p>
              </text:list-item>
              <text:list-item>
                <text:p text:style-name="P9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2"><text:soft-page-break/>2 абзац</text:p>
          </table:table-cell>
        </table:table-row>
      </table:table>
      <text:p text:style-name="Standard"/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xml:id="list35292181" text:style-name="L6">
        <text:list-item>
          <text:p text:style-name="P24"><text:span text:style-name="T4">Зачеркнутый</text:span><text:span text:style-name="T8"> в 1-й строке</text:span></text:p>
        </text:list-item>
        <text:list-item>
          <text:p text:style-name="P17"><text:span text:style-name="T3">Маркированный</text:span> Заголовок (Уровень 3)</text:p>
        </text:list-item>
        <text:list-item>
          <text:p text:style-name="P24"><text:a xlink:type="simple" xlink:href="http://www.gribuser.ru/"><text:span text:style-name="T5">Гиперссылка маркированная</text:span></text:a></text:p>
          <text:p text:style-name="P24">«Маркированные» и «Нумерованный» Авторы Цитат, Эпиграфов, Поэм</text:p>
          <text:p text:style-name="P30">Поэма</text:p>
        </text:list-item>
        <text:list-item>
          <text:p text:style-name="P5">Маркированный 1 Автор Поэмы</text:p>
        </text:list-item>
        <text:list-item>
          <text:p text:style-name="P5">Маркированный 2 Автор Поэмы</text:p>
          <text:p text:style-name="P7">Часть <text:span text:style-name="T9">2</text:span>. Маркеры-Картинки (Уровень 1)</text:p>
          <text:p text:style-name="P24">Конвертор позволяет экспортировать и маркеры-картинки:</text:p>
        </text:list-item>
      </text:list>
      <text:list xml:id="list35278569" text:style-name="L7">
        <text:list-item>
          <text:p text:style-name="P25">1-я строка с маркером-картинкой</text:p>
        </text:list-item>
        <text:list-item>
          <text:p text:style-name="P25">2-я строка с маркером-картинкой</text:p>
        </text:list-item>
      </text:list>
      <text:list xml:id="list35322094" text:continue-list="list35292181" text:style-name="L8">
        <text:list-header>
          <text:p text:style-name="P18">Маркеры-Картинки в Таблицах (Уровень 2)</text:p>
        </text:list-header>
      </text:list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list xml:id="list35284860" text:style-name="L9">
              <text:list-item>
                <text:p text:style-name="P10">1-<text:span text:style-name="T10">я строка</text:span></text:p>
              </text:list-item>
              <text:list-item>
                <text:p text:style-name="P10">2-<text:span text:style-name="T10">я строка</text:span></text:p>
              </text:list-item>
            </text:list>
          </table:table-cell>
          <table:table-cell table:style-name="Таблица2.B1" office:value-type="float" office:value="2">
            <text:p text:style-name="Table_20_Contents">2</text:p>
          </table:table-cell>
        </table:table-row>
        <table:table-row>
          <table:table-cell table:style-name="Таблица2.A2" office:value-type="float" office:value="3">
            <text:p text:style-name="Table_20_Contents">3</text:p>
          </table:table-cell>
          <table:table-cell table:style-name="Таблица2.B2" office:value-type="string">
            <text:list xml:id="list35274482" text:style-name="L10">
              <text:list-item>
                <text:p text:style-name="P26">1-я строка с маркером-картинкой</text:p>
              </text:list-item>
              <text:list-item>
                <text:p text:style-name="P26">2-я строка с маркером-картинкой</text:p>
              </text:list-item>
            </text:list>
          </table:table-cell>
        </table:table-row>
      </table:table>
      <text:list xml:id="list35306252" text:continue-list="list35322094" text:style-name="L8">
        <text:list-header>
          <text:p text:style-name="P18">Маркеры-Картинки в Текстовых Врезках (Уровень 2)</text:p>
        </text:list-header>
      </text:list>
      <text:p text:style-name="Standard"><draw:frame draw:style-name="fr2" draw:name="Врезка2" text:anchor-type="paragraph" svg:width="7.775cm" draw:z-index="2"><draw:text-box fo:min-height="2.417cm"><text:list xml:id="list35280308" text:style-name="L11"><text:list-item><text:p text:style-name="P27">1-я строка с маркером-картинкой</text:p></text:list-item><text:list-item><text:p text:style-name="P27">2-я строка с маркером-картинкой</text:p></text:list-item></text:list></draw:text-box></draw:frame></text:p>
      <text:p text:style-name="Standard"/>
      <text:p text:style-name="Standard"/>
      <text:p text:style-name="Standard"/>
      <text:p text:style-name="Standard"/>
      <text:list xml:id="list34475135" text:style-name="L8">
        <text:list-header>
          <text:p text:style-name="P28">И так далее...</text:p>
        </text:list-header>
      </text:list>
      <text:p text:style-name="Level_20_1">Часть <text:span text:style-name="T9">III. <text:s/></text:span><text:span text:style-name="T10">Нумерция и Маркеры в тексте Сносок</text:span></text:p>
      <text:p text:style-name="P3"><text:span text:style-name="T10">Конвертер умеет экспортировать и нумерацию и маркеры в тексте сносок — как в простом тексте, так и в сложных структурах (см эте сноску)</text:span><text:span text:style-name="T10"><text:note text:id="ftn1" text:note-class="footnote"><text:note-citation>1</text:note-citation><text:note-body><text:list xml:id="list35271880" text:style-name="L12"><text:list-item><text:p text:style-name="P31">Стих: Просто слова, <text:span text:style-name="T11">а эти — уже полужирные,</text:span><text:span text:style-name="T10"> </text:span><text:span text:style-name="T12">а эти - курсивом</text:span></text:p></text:list-item><text:list-item><text:p text:style-name="P6">Автор <text:span text:style-name="T1">Стиха</text:span></text:p></text:list-item></text:list><text:p text:style-name="Footnote">==</text:p><text:list xml:id="list35290499" text:style-name="L13"><text:list-item><text:p text:style-name="P32">Нумерованная Цитата</text:p></text:list-item><text:list-item><text:p text:style-name="P19">Нумерованный Автор Цитаты</text:p></text:list-item></text:list><text:p text:style-name="P4"><text:span text:style-name="T3">Просто</text:span> Текст</text:p><text:list xml:id="list35275166" text:style-name="L14"><text:list-item><text:p text:style-name="P11">А это — маркерованный картинкой текст</text:p></text:list-item></text:list></text:note-body></text:no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code" style:family="text">
      <style:text-properties style:font-relief="emboss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7-11-28T09:36:06</meta:creation-date>
    <dc:date>2012-03-26T15:17:42.67</dc:date>
    <meta:editing-cycles>369</meta:editing-cycles>
    <meta:editing-duration>P1DT23H44M9S</meta:editing-duration>
    <dc:creator>Вадим Кузнецов</dc:creator>
    <meta:document-statistic meta:table-count="2" meta:image-count="1" meta:object-count="0" meta:page-count="2" meta:paragraph-count="66" meta:word-count="336" meta:character-count="2146"/>
    <meta:user-defined meta:name="Info 1"/>
    <meta:user-defined meta:name="Info 2"/>
    <meta:user-defined meta:name="Info 3"/>
    <meta:user-defined meta:name="Info 4"/>
    <meta:user-defined meta:name="_fb2_Encoding" meta:value-type="string">utf-8</meta:user-defined>
    <meta:user-defined meta:name="_fb2_di_Author_Email0" meta:value-type="string"/>
    <meta:user-defined meta:name="_fb2_di_Author_FN0" meta:value-type="string">Вадим</meta:user-defined>
    <meta:user-defined meta:name="_fb2_di_Author_HP0" meta:value-type="string"/>
    <meta:user-defined meta:name="_fb2_di_Author_LN0" meta:value-type="string">Кузнецов</meta:user-defined>
    <meta:user-defined meta:name="_fb2_di_Author_MN0" meta:value-type="string"/>
    <meta:user-defined meta:name="_fb2_di_Author_NN0" meta:value-type="string">DikBSD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3-26-15-16-50-1-DikBSD-1-DikBSD-1322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ti_Author_Email0" meta:value-type="string"/>
    <meta:user-defined meta:name="_fb2_ti_Author_FN0" meta:value-type="string">Вадим</meta:user-defined>
    <meta:user-defined meta:name="_fb2_ti_Author_HP0" meta:value-type="string"/>
    <meta:user-defined meta:name="_fb2_ti_Author_LN0" meta:value-type="string">Кузнецов</meta:user-defined>
    <meta:user-defined meta:name="_fb2_ti_Author_MN0" meta:value-type="string"/>
    <meta:user-defined meta:name="_fb2_ti_Author_NN0" meta:value-type="string">DikBSD</meta:user-defined>
    <meta:user-defined meta:name="_fb2_ti_BookTitle" meta:value-type="string">Иллюстрация работы конвертера ExportToFB21.Часть 2</meta:user-defined>
    <meta:user-defined meta:name="_fb2_ti_GenreMatch0" meta:value-type="string">100%</meta:user-defined>
    <meta:user-defined meta:name="_fb2_ti_GenreMatch1" meta:value-type="string">40%</meta:user-defined>
    <meta:user-defined meta:name="_fb2_ti_Genre_0" meta:value-type="string">Программы (comp_soft)</meta:user-defined>
    <meta:user-defined meta:name="_fb2_ti_Genre_1" meta:value-type="string">Руководства (ref_guide)</meta:user-defined>
    <meta:user-defined meta:name="_fb2_ti_Lang" meta:value-type="string">Russian (ru)</meta:user-defined>
    <meta:template xlink:type="simple" xlink:actuate="onRequest" xlink:title="" xlink:href="file:///C:/Documents%20and%20Settings/VadimK/Application%20Data/OpenOffice.org/3/user/template/fb21_styles.ott"/>
  </office:meta>
</office:document-meta>
</file>